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1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1c929c4"/>
    </style:style>
    <style:style style:name="P7" style:family="paragraph" style:parent-style-name="Text_20_body">
      <style:text-properties officeooo:paragraph-rsid="01cc4684"/>
    </style:style>
    <style:style style:name="P8" style:family="paragraph" style:parent-style-name="Text_20_body">
      <style:text-properties officeooo:paragraph-rsid="01d3d61e"/>
    </style:style>
    <style:style style:name="P9" style:family="paragraph" style:parent-style-name="Text_20_body">
      <style:text-properties officeooo:paragraph-rsid="01c9dcbb"/>
    </style:style>
    <style:style style:name="P10" style:family="paragraph" style:parent-style-name="Text_20_body">
      <style:text-properties officeooo:rsid="01d6a4d1" officeooo:paragraph-rsid="01d6a4d1"/>
    </style:style>
    <style:style style:name="P11" style:family="paragraph" style:parent-style-name="Text_20_body">
      <style:text-properties officeooo:rsid="01d56183" officeooo:paragraph-rsid="01d56183"/>
    </style:style>
    <style:style style:name="P12" style:family="paragraph" style:parent-style-name="Text_20_body">
      <style:text-properties officeooo:rsid="01e10e58" officeooo:paragraph-rsid="01e10e58"/>
    </style:style>
    <style:style style:name="P13" style:family="paragraph" style:parent-style-name="Text_20_body">
      <style:text-properties officeooo:rsid="01e10e58" officeooo:paragraph-rsid="01e114fa"/>
    </style:style>
    <style:style style:name="P14" style:family="paragraph" style:parent-style-name="Text_20_body">
      <style:text-properties officeooo:rsid="015d6bce" officeooo:paragraph-rsid="01e114fa"/>
    </style:style>
    <style:style style:name="P15" style:family="paragraph" style:parent-style-name="Text_20_body">
      <style:text-properties officeooo:rsid="002bf713" officeooo:paragraph-rsid="01e114fa"/>
    </style:style>
    <style:style style:name="P16" style:family="paragraph" style:parent-style-name="Text_20_body">
      <style:text-properties officeooo:rsid="018b7336" officeooo:paragraph-rsid="01e114fa"/>
    </style:style>
    <style:style style:name="P17" style:family="paragraph" style:parent-style-name="Text_20_body">
      <style:text-properties officeooo:rsid="019c5584" officeooo:paragraph-rsid="01e114fa"/>
    </style:style>
    <style:style style:name="P18" style:family="paragraph" style:parent-style-name="Text_20_body">
      <style:text-properties officeooo:paragraph-rsid="01e114fa"/>
    </style:style>
    <style:style style:name="P1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22" style:family="paragraph" style:parent-style-name="First_20_paragraph">
      <style:text-properties officeooo:paragraph-rsid="01c929c4"/>
    </style:style>
    <style:style style:name="P23" style:family="paragraph" style:parent-style-name="Preformatted_20_Text">
      <style:text-properties officeooo:paragraph-rsid="01c929c4"/>
    </style:style>
    <style:style style:name="P24" style:family="paragraph" style:parent-style-name="Preformatted_20_Text">
      <style:text-properties officeooo:paragraph-rsid="01d05fda"/>
    </style:style>
    <style:style style:name="P25" style:family="paragraph" style:parent-style-name="Screen">
      <style:text-properties officeooo:rsid="007d4fd3" officeooo:paragraph-rsid="01c9dcbb"/>
    </style:style>
    <style:style style:name="P26" style:family="paragraph" style:parent-style-name="Screen">
      <style:text-properties officeooo:paragraph-rsid="01e114fa"/>
    </style:style>
    <style:style style:name="P27" style:family="paragraph" style:parent-style-name="Screen">
      <style:text-properties officeooo:paragraph-rsid="01e551dc"/>
    </style:style>
    <style:style style:name="P28" style:family="paragraph" style:parent-style-name="Screen">
      <style:paragraph-properties fo:margin-left="1.27cm" fo:margin-right="0cm" fo:text-indent="0cm" style:auto-text-indent="false"/>
      <style:text-properties officeooo:paragraph-rsid="01e114fa"/>
    </style:style>
    <style:style style:name="P29" style:family="paragraph" style:parent-style-name="Screen">
      <style:paragraph-properties fo:margin-left="1.27cm" fo:margin-right="0cm" fo:text-indent="0cm" style:auto-text-indent="false"/>
      <style:text-properties fo:font-weight="bold" officeooo:paragraph-rsid="01e551dc" style:font-weight-asian="bold" style:font-weight-complex="bold"/>
    </style:style>
    <style:style style:name="P30" style:family="paragraph" style:parent-style-name="Screen">
      <style:paragraph-properties fo:margin-left="1.27cm" fo:margin-right="0cm" fo:text-indent="0cm" style:auto-text-indent="false"/>
      <style:text-properties fo:font-weight="bold" officeooo:rsid="01b4dbb8" officeooo:paragraph-rsid="01e114fa" style:font-weight-asian="bold" style:font-weight-complex="bold"/>
    </style:style>
    <style:style style:name="P31" style:family="paragraph" style:parent-style-name="Contents_20_Heading" style:master-page-name="ToC">
      <style:paragraph-properties style:page-number="1"/>
    </style:style>
    <style:style style:name="P32" style:family="paragraph" style:parent-style-name="Heading_20_1">
      <style:text-properties officeooo:paragraph-rsid="01c929c4"/>
    </style:style>
    <style:style style:name="P33" style:family="paragraph" style:parent-style-name="Heading_20_1">
      <style:text-properties officeooo:rsid="0168d45e" officeooo:paragraph-rsid="01e114fa"/>
    </style:style>
    <style:style style:name="P34" style:family="paragraph" style:parent-style-name="Heading_20_1" style:master-page-name="Body">
      <style:paragraph-properties style:page-number="1"/>
      <style:text-properties officeooo:paragraph-rsid="01c929c4"/>
    </style:style>
    <style:style style:name="P35" style:family="paragraph" style:parent-style-name="Heading_20_2">
      <style:text-properties officeooo:paragraph-rsid="01c929c4"/>
    </style:style>
    <style:style style:name="P36" style:family="paragraph" style:parent-style-name="Heading_20_2">
      <style:text-properties officeooo:paragraph-rsid="01d3d61e"/>
    </style:style>
    <style:style style:name="P37" style:family="paragraph" style:parent-style-name="Heading_20_2">
      <style:text-properties officeooo:paragraph-rsid="01e114fa"/>
    </style:style>
    <style:style style:name="P38" style:family="paragraph" style:parent-style-name="Heading_20_3">
      <style:text-properties officeooo:paragraph-rsid="01c929c4"/>
    </style:style>
    <style:style style:name="P39" style:family="paragraph" style:parent-style-name="Heading_20_3">
      <style:text-properties officeooo:paragraph-rsid="01cc4684"/>
    </style:style>
    <style:style style:name="P40" style:family="paragraph" style:parent-style-name="Heading_20_3">
      <style:text-properties officeooo:paragraph-rsid="01c96fad"/>
    </style:style>
    <style:style style:name="P41" style:family="paragraph" style:parent-style-name="Screen">
      <style:paragraph-properties fo:margin-left="1.27cm" fo:margin-right="0cm" fo:text-indent="0cm" style:auto-text-indent="false"/>
    </style:style>
    <style:style style:name="P42" style:family="paragraph" style:parent-style-name="Standard" style:list-style-name="L5">
      <style:text-properties officeooo:paragraph-rsid="01e114fa"/>
    </style:style>
    <style:style style:name="P43" style:family="paragraph" style:parent-style-name="Standard" style:list-style-name="L7"/>
    <style:style style:name="P44" style:family="paragraph" style:parent-style-name="Standard" style:list-style-name="L7">
      <style:text-properties officeooo:paragraph-rsid="01e2d2c0"/>
    </style:style>
    <style:style style:name="P45" style:family="paragraph" style:parent-style-name="Standard" style:list-style-name="L7">
      <style:text-properties officeooo:paragraph-rsid="01e114fa"/>
    </style:style>
    <style:style style:name="P46" style:family="paragraph" style:parent-style-name="Standard" style:list-style-name="L7">
      <style:text-properties officeooo:rsid="01bd1353" officeooo:paragraph-rsid="01e2d2c0"/>
    </style:style>
    <style:style style:name="P47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48" style:family="paragraph" style:parent-style-name="Text_20_body" style:list-style-name="L2">
      <style:text-properties officeooo:paragraph-rsid="01c929c4"/>
    </style:style>
    <style:style style:name="P49" style:family="paragraph" style:parent-style-name="Text_20_body" style:list-style-name="L6">
      <style:text-properties officeooo:paragraph-rsid="01e114fa"/>
    </style:style>
    <style:style style:name="P50" style:family="paragraph" style:parent-style-name="Text_20_body" style:list-style-name="L6">
      <style:text-properties officeooo:rsid="01ec8621" officeooo:paragraph-rsid="01ec8621"/>
    </style:style>
    <style:style style:name="P51" style:family="paragraph" style:parent-style-name="Text_20_body" style:list-style-name="L6">
      <style:text-properties officeooo:rsid="016ff30d" officeooo:paragraph-rsid="01ec8621"/>
    </style:style>
    <style:style style:name="P52" style:family="paragraph" style:parent-style-name="Text_20_body">
      <style:text-properties officeooo:paragraph-rsid="01eea5c5"/>
    </style:style>
    <style:style style:name="P53" style:family="paragraph" style:parent-style-name="Text_20_body" style:list-style-name="L1">
      <style:paragraph-properties fo:margin-top="0cm" fo:margin-bottom="0cm" style:contextual-spacing="false"/>
      <style:text-properties officeooo:paragraph-rsid="01c929c4"/>
    </style:style>
    <style:style style:name="P54" style:family="paragraph" style:parent-style-name="Text_20_body" style:list-style-name="L3">
      <style:paragraph-properties fo:margin-top="0cm" fo:margin-bottom="0cm" style:contextual-spacing="false"/>
      <style:text-properties officeooo:paragraph-rsid="01c929c4"/>
    </style:style>
    <style:style style:name="P55" style:family="paragraph" style:parent-style-name="Text_20_body" style:list-style-name="L4">
      <style:paragraph-properties fo:margin-top="0cm" fo:margin-bottom="0cm" style:contextual-spacing="false"/>
      <style:text-properties officeooo:paragraph-rsid="01c929c4"/>
    </style:style>
    <style:style style:name="P56" style:family="paragraph" style:parent-style-name="Text_20_body" style:list-style-name="L4">
      <style:paragraph-properties fo:margin-top="0cm" fo:margin-bottom="0cm" style:contextual-spacing="false"/>
      <style:text-properties officeooo:paragraph-rsid="01ddf650"/>
    </style:style>
    <style:style style:name="T1" style:family="text">
      <style:text-properties style:font-name="DejaVu Serif"/>
    </style:style>
    <style:style style:name="T2" style:family="text">
      <style:text-properties style:font-name="DejaVu Serif" officeooo:rsid="01cec25a"/>
    </style:style>
    <style:style style:name="T3" style:family="text">
      <style:text-properties style:font-name="DejaVu Serif" officeooo:rsid="01d54630"/>
    </style:style>
    <style:style style:name="T4" style:family="text">
      <style:text-properties style:font-name="DejaVu Serif" officeooo:rsid="01ddf650"/>
    </style:style>
    <style:style style:name="T5" style:family="text">
      <style:text-properties style:font-name="DejaVu Serif" officeooo:rsid="01e2d2c0"/>
    </style:style>
    <style:style style:name="T6" style:family="text">
      <style:text-properties style:font-name="DejaVu Serif" officeooo:rsid="01e3f6be"/>
    </style:style>
    <style:style style:name="T7" style:family="text">
      <style:text-properties style:font-name="DejaVu Serif" officeooo:rsid="01ec8621"/>
    </style:style>
    <style:style style:name="T8" style:family="text">
      <style:text-properties style:font-name="DejaVu Serif" officeooo:rsid="01eea5c5"/>
    </style:style>
    <style:style style:name="T9" style:family="text">
      <style:text-properties style:font-name="DejaVu Serif" officeooo:rsid="01f05d53"/>
    </style:style>
    <style:style style:name="T10" style:family="text">
      <style:text-properties style:font-name="Arial1" fo:font-size="12pt" fo:font-weight="bold" officeooo:rsid="01c96fad" style:font-name-asian="Lucida Sans Unicode" style:font-size-asian="14pt" style:font-weight-asian="bold" style:font-name-complex="Tahoma" style:font-size-complex="14pt" style:font-weight-complex="bold"/>
    </style:style>
    <style:style style:name="T11" style:family="text">
      <style:text-properties officeooo:rsid="007d4fd3"/>
    </style:style>
    <style:style style:name="T12" style:family="text">
      <style:text-properties officeooo:rsid="01c9dcbb"/>
    </style:style>
    <style:style style:name="T13" style:family="text">
      <style:text-properties officeooo:rsid="01cab19c"/>
    </style:style>
    <style:style style:name="T14" style:family="text">
      <style:text-properties style:font-name="Courier New1" fo:font-size="10pt" officeooo:rsid="01cab19c" style:font-name-asian="Courier New1" style:font-size-asian="10pt" style:font-name-complex="Courier New1" style:font-size-complex="10pt"/>
    </style:style>
    <style:style style:name="T15" style:family="text">
      <style:text-properties style:font-name="Courier New1" fo:font-size="10pt" officeooo:rsid="01cc4684" style:font-name-asian="Courier New1" style:font-size-asian="10pt" style:font-name-complex="Courier New1" style:font-size-complex="10pt"/>
    </style:style>
    <style:style style:name="T16" style:family="text">
      <style:text-properties style:font-name="Courier New1" fo:font-size="10pt" officeooo:rsid="01cd43d7" style:font-name-asian="Courier New1" style:font-size-asian="10pt" style:font-name-complex="Courier New1" style:font-size-complex="10pt"/>
    </style:style>
    <style:style style:name="T17" style:family="text">
      <style:text-properties officeooo:rsid="01cc4684"/>
    </style:style>
    <style:style style:name="T18" style:family="text">
      <style:text-properties officeooo:rsid="01cd43d7"/>
    </style:style>
    <style:style style:name="T19" style:family="text">
      <style:text-properties officeooo:rsid="01cec25a"/>
    </style:style>
    <style:style style:name="T20" style:family="text">
      <style:text-properties officeooo:rsid="01d36f2f"/>
    </style:style>
    <style:style style:name="T21" style:family="text">
      <style:text-properties officeooo:rsid="01d3916f"/>
    </style:style>
    <style:style style:name="T22" style:family="text">
      <style:text-properties officeooo:rsid="01d54630"/>
    </style:style>
    <style:style style:name="T23" style:family="text">
      <style:text-properties officeooo:rsid="01d7df8b"/>
    </style:style>
    <style:style style:name="T24" style:family="text">
      <style:text-properties officeooo:rsid="01dee087"/>
    </style:style>
    <style:style style:name="T25" style:family="text">
      <style:text-properties officeooo:rsid="01addfda"/>
    </style:style>
    <style:style style:name="T26" style:family="text">
      <style:text-properties officeooo:rsid="0177cf40"/>
    </style:style>
    <style:style style:name="T27" style:family="text">
      <style:text-properties officeooo:rsid="015d6bce"/>
    </style:style>
    <style:style style:name="T28" style:family="text">
      <style:text-properties officeooo:rsid="017a01fd"/>
    </style:style>
    <style:style style:name="T29" style:family="text">
      <style:text-properties officeooo:rsid="01b829d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17a615c" style:font-weight-asian="bold" style:font-weight-complex="bold"/>
    </style:style>
    <style:style style:name="T32" style:family="text">
      <style:text-properties fo:font-weight="bold" officeooo:rsid="017a01fd" style:font-weight-asian="bold" style:font-weight-complex="bold"/>
    </style:style>
    <style:style style:name="T33" style:family="text">
      <style:text-properties fo:font-weight="bold" officeooo:rsid="0179d5f7" style:font-weight-asian="bold" style:font-weight-complex="bold"/>
    </style:style>
    <style:style style:name="T34" style:family="text">
      <style:text-properties fo:font-weight="bold" officeooo:rsid="01b4dbb8" style:font-weight-asian="bold" style:font-weight-complex="bold"/>
    </style:style>
    <style:style style:name="T35" style:family="text">
      <style:text-properties fo:font-weight="bold" officeooo:rsid="01bfc8e3" style:font-weight-asian="bold" style:font-weight-complex="bold"/>
    </style:style>
    <style:style style:name="T36" style:family="text">
      <style:text-properties fo:font-weight="bold" officeooo:rsid="017fa53e" style:font-weight-asian="bold" style:font-weight-complex="bold"/>
    </style:style>
    <style:style style:name="T37" style:family="text">
      <style:text-properties fo:font-weight="bold" officeooo:rsid="01a1d46d" style:font-weight-asian="bold" style:font-weight-complex="bold"/>
    </style:style>
    <style:style style:name="T38" style:family="text">
      <style:text-properties fo:font-weight="bold" officeooo:rsid="0191682d" style:font-weight-asian="bold" style:font-weight-complex="bold"/>
    </style:style>
    <style:style style:name="T39" style:family="text">
      <style:text-properties fo:font-weight="bold" officeooo:rsid="01c25e93" style:font-weight-asian="bold" style:font-weight-complex="bold"/>
    </style:style>
    <style:style style:name="T40" style:family="text">
      <style:text-properties fo:font-weight="bold" officeooo:rsid="019c41f7" style:font-weight-asian="bold" style:font-weight-complex="bold"/>
    </style:style>
    <style:style style:name="T41" style:family="text">
      <style:text-properties fo:font-weight="bold" officeooo:rsid="019b94e4" style:font-weight-asian="bold" style:font-weight-complex="bold"/>
    </style:style>
    <style:style style:name="T42" style:family="text">
      <style:text-properties officeooo:rsid="017a615c"/>
    </style:style>
    <style:style style:name="T43" style:family="text">
      <style:text-properties officeooo:rsid="00ffbbc3"/>
    </style:style>
    <style:style style:name="T44" style:family="text">
      <style:text-properties officeooo:rsid="01aa276a"/>
    </style:style>
    <style:style style:name="T45" style:family="text">
      <style:text-properties officeooo:rsid="00d644ca"/>
    </style:style>
    <style:style style:name="T46" style:family="text">
      <style:text-properties officeooo:rsid="0187bb1c"/>
    </style:style>
    <style:style style:name="T47" style:family="text">
      <style:text-properties officeooo:rsid="0197a2c6"/>
    </style:style>
    <style:style style:name="T48" style:family="text">
      <style:text-properties fo:color="#ce181e" loext:opacity="100%" fo:font-weight="bold" officeooo:rsid="0179d5f7" style:font-weight-asian="bold" style:font-weight-complex="bold"/>
    </style:style>
    <style:style style:name="T49" style:family="text">
      <style:text-properties fo:color="#ce181e" loext:opacity="100%" style:font-name="DejaVu Sans Mono" fo:font-size="9pt" fo:font-weight="bold" officeooo:rsid="01e2d2c0" style:font-weight-asian="bold" style:font-weight-complex="bold"/>
    </style:style>
    <style:style style:name="T50" style:family="text">
      <style:text-properties fo:color="#ce181e" loext:opacity="100%" style:font-name="DejaVu Sans Mono" fo:font-size="9pt" fo:font-weight="bold" officeooo:rsid="01e551dc" style:font-weight-asian="bold" style:font-weight-complex="bold"/>
    </style:style>
    <style:style style:name="T51" style:family="text">
      <style:text-properties fo:color="#c9211e" loext:opacity="100%" fo:font-weight="bold" officeooo:rsid="01e2d2c0" style:font-weight-asian="bold" style:font-weight-complex="bold"/>
    </style:style>
    <style:style style:name="T52" style:family="text">
      <style:text-properties fo:color="#c9211e" loext:opacity="100%" fo:font-weight="bold" officeooo:rsid="01eb3eab" style:font-weight-asian="bold" style:font-weight-complex="bold"/>
    </style:style>
    <style:style style:name="T53" style:family="text">
      <style:text-properties officeooo:rsid="019dd755"/>
    </style:style>
    <style:style style:name="T54" style:family="text">
      <style:text-properties officeooo:rsid="017db10a"/>
    </style:style>
    <style:style style:name="T55" style:family="text">
      <style:text-properties officeooo:rsid="01bfc8e3"/>
    </style:style>
    <style:style style:name="T56" style:family="text">
      <style:text-properties officeooo:rsid="0179d5f7"/>
    </style:style>
    <style:style style:name="T57" style:family="text">
      <style:text-properties officeooo:rsid="01bae9fc"/>
    </style:style>
    <style:style style:name="T58" style:family="text">
      <style:text-properties officeooo:rsid="01c4f8a4"/>
    </style:style>
    <style:style style:name="T59" style:family="text">
      <style:text-properties officeooo:rsid="01aaecf3"/>
    </style:style>
    <style:style style:name="T60" style:family="text">
      <style:text-properties officeooo:rsid="01bb4a83"/>
    </style:style>
    <style:style style:name="T61" style:family="text">
      <style:text-properties officeooo:rsid="01bd5dc2"/>
    </style:style>
    <style:style style:name="T62" style:family="text">
      <style:text-properties officeooo:rsid="01e2d2c0"/>
    </style:style>
    <style:style style:name="T63" style:family="text">
      <style:text-properties style:font-name="DejaVu Sans Mono" fo:font-size="9pt" fo:font-weight="bold" officeooo:rsid="01e551dc" style:font-weight-asian="bold" style:font-weight-complex="bold"/>
    </style:style>
    <style:style style:name="T64" style:family="text">
      <style:text-properties style:font-name="DejaVu Sans Mono" fo:font-size="9pt" fo:font-weight="bold" officeooo:rsid="01e843cf" style:font-weight-asian="bold" style:font-weight-complex="bold"/>
    </style:style>
    <style:style style:name="T65" style:family="text">
      <style:text-properties style:font-name="DejaVu Sans Mono" fo:font-size="9pt" officeooo:rsid="01e551dc"/>
    </style:style>
    <style:style style:name="T66" style:family="text">
      <style:text-properties officeooo:rsid="01e72b26"/>
    </style:style>
    <style:style style:name="T67" style:family="text">
      <style:text-properties officeooo:rsid="01ea379c"/>
    </style:style>
    <style:style style:name="T68" style:family="text">
      <style:text-properties officeooo:rsid="01ec8621"/>
    </style:style>
    <style:style style:name="T69" style:family="text">
      <style:text-properties officeooo:rsid="016ff30d"/>
    </style:style>
    <style:style style:name="T70" style:family="text">
      <style:text-properties officeooo:rsid="01eea5c5"/>
    </style:style>
    <style:style style:name="T71" style:family="text">
      <style:text-properties officeooo:rsid="01f05d5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user-defined style:data-style-name="N0" text:name="Client">Auroville</text:user-defined><text:tab/><text:title>wireguard-kit publisher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wireguard-kit publisher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19"><text:a xlink:type="simple" xlink:href="#__RefHeading___Toc3038_721078307" text:style-name="Internet_20_link" text:visited-style-name="Internet_20_link"><text:s/>1 <text:s/>Introduction<text:tab/>1</text:a></text:p>
          <text:p text:style-name="P21"><text:a xlink:type="simple" xlink:href="#__RefHeading___Toc3040_721078307" text:style-name="Internet_20_link" text:visited-style-name="Internet_20_link"><text:s/>1.1 <text:s/>Related documents<text:tab/>1</text:a></text:p>
          <text:p text:style-name="P19"><text:a xlink:type="simple" xlink:href="#__RefHeading___Toc3042_721078307" text:style-name="Internet_20_link" text:visited-style-name="Internet_20_link"><text:s/>2 <text:s/>git repository setup<text:tab/>1</text:a></text:p>
          <text:p text:style-name="P21"><text:a xlink:type="simple" xlink:href="#__RefHeading___Toc3044_721078307" text:style-name="Internet_20_link" text:visited-style-name="Internet_20_link"><text:s/>2.1 <text:s/>exclude<text:tab/>1</text:a></text:p>
          <text:p text:style-name="P21"><text:a xlink:type="simple" xlink:href="#__RefHeading___Toc3046_721078307" text:style-name="Internet_20_link" text:visited-style-name="Internet_20_link"><text:s/>2.2 <text:s/>hook scripts<text:tab/>1</text:a></text:p>
          <text:p text:style-name="P19"><text:a xlink:type="simple" xlink:href="#__RefHeading___Toc3048_721078307" text:style-name="Internet_20_link" text:visited-style-name="Internet_20_link"><text:s/>3 <text:s/>A new wireguard-kit version<text:tab/>1</text:a></text:p>
          <text:p text:style-name="P21"><text:a xlink:type="simple" xlink:href="#__RefHeading___Toc3050_721078307" text:style-name="Internet_20_link" text:visited-style-name="Internet_20_link"><text:s/>3.1 <text:s/>Update the version number file<text:tab/>1</text:a></text:p>
          <text:p text:style-name="P21"><text:a xlink:type="simple" xlink:href="#__RefHeading___Toc3052_721078307" text:style-name="Internet_20_link" text:visited-style-name="Internet_20_link"><text:s/>3.2 <text:s/>Update documentation<text:tab/>1</text:a></text:p>
          <text:p text:style-name="P20"><text:a xlink:type="simple" xlink:href="#__RefHeading___Toc3054_721078307" text:style-name="Internet_20_link" text:visited-style-name="Internet_20_link"><text:s/>3.2.1 <text:s/>Update source/usr/share/doc/wireguard-kit/AUTHORS, BUGS<text:tab/>1</text:a></text:p>
          <text:p text:style-name="P20"><text:a xlink:type="simple" xlink:href="#__RefHeading___Toc3056_721078307" text:style-name="Internet_20_link" text:visited-style-name="Internet_20_link"><text:s/>3.2.2 <text:s/>Update source/usr/share/doc/wireguard-kit/NEWS<text:tab/>1</text:a></text:p>
          <text:p text:style-name="P20"><text:a xlink:type="simple" xlink:href="#__RefHeading___Toc6796_721078307" text:style-name="Internet_20_link" text:visited-style-name="Internet_20_link"><text:s/>3.2.3 <text:s/>Update README.md<text:tab/>2</text:a></text:p>
          <text:p text:style-name="P20"><text:a xlink:type="simple" xlink:href="#__RefHeading___Toc3060_721078307" text:style-name="Internet_20_link" text:visited-style-name="Internet_20_link"><text:s/>3.2.4 <text:s/>Update the user guide<text:tab/>2</text:a></text:p>
          <text:p text:style-name="P20"><text:a xlink:type="simple" xlink:href="#__RefHeading___Toc3062_721078307" text:style-name="Internet_20_link" text:visited-style-name="Internet_20_link"><text:s/>3.2.5 <text:s/>Update man page timestamps<text:tab/>2</text:a></text:p>
          <text:p text:style-name="P21"><text:a xlink:type="simple" xlink:href="#__RefHeading___Toc3064_721078307" text:style-name="Internet_20_link" text:visited-style-name="Internet_20_link"><text:s/>3.3 <text:s/>Set permissions<text:tab/>2</text:a></text:p>
          <text:p text:style-name="P21"><text:a xlink:type="simple" xlink:href="#__RefHeading___Toc728_3065398053" text:style-name="Internet_20_link" text:visited-style-name="Internet_20_link"><text:s/>3.4 <text:s/>Create the tarballs<text:tab/>2</text:a></text:p>
          <text:p text:style-name="P21"><text:a xlink:type="simple" xlink:href="#__RefHeading___Toc3066_721078307" text:style-name="Internet_20_link" text:visited-style-name="Internet_20_link"><text:s/>3.5 <text:s/>Commit, tag and push<text:tab/>2</text:a></text:p>
          <text:p text:style-name="P21"><text:a xlink:type="simple" xlink:href="#__RefHeading___Toc3070_721078307" text:style-name="Internet_20_link" text:visited-style-name="Internet_20_link"><text:s/>3.6 <text:s/>Release on github<text:tab/>3</text:a></text:p>
          <text:p text:style-name="P19"><text:a xlink:type="simple" xlink:href="#__RefHeading___Toc4102_3965639264" text:style-name="Internet_20_link" text:visited-style-name="Internet_20_link"><text:s/>4 <text:s/>A new .deb version<text:tab/>3</text:a></text:p>
          <text:p text:style-name="P21"><text:a xlink:type="simple" xlink:href="#__RefHeading___Toc950_3836667665" text:style-name="Internet_20_link" text:visited-style-name="Internet_20_link"><text:s/>4.1 <text:s/>Initialisation: prepare to run debsign<text:tab/>3</text:a></text:p>
          <text:p text:style-name="P21"><text:a xlink:type="simple" xlink:href="#__RefHeading___Toc952_3836667665" text:style-name="Internet_20_link" text:visited-style-name="Internet_20_link"><text:s/>4.2 <text:s/>Prepare the source build tree (includes commit and tag)<text:tab/>3</text:a></text:p>
          <text:p text:style-name="P21"><text:a xlink:type="simple" xlink:href="#__RefHeading___Toc13056_1125684704" text:style-name="Internet_20_link" text:visited-style-name="Internet_20_link"><text:s/>4.3 <text:s/>Create the .deb etc.<text:tab/>3</text:a></text:p>
          <text:p text:style-name="P21"><text:a xlink:type="simple" xlink:href="#__RefHeading___Toc954_3836667665" text:style-name="Internet_20_link" text:visited-style-name="Internet_20_link"><text:s/>4.4 <text:s/>Push<text:tab/>4</text:a></text:p>
          <text:p text:style-name="P21"><text:a xlink:type="simple" xlink:href="#__RefHeading___Toc1510_2139616352" text:style-name="Internet_20_link" text:visited-style-name="Internet_20_link"><text:s/>4.5 <text:s/>Test<text:tab/>4</text:a></text:p>
          <text:p text:style-name="P21"><text:a xlink:type="simple" xlink:href="#__RefHeading___Toc993_367263031" text:style-name="Internet_20_link" text:visited-style-name="Internet_20_link"><text:s/>4.6 <text:s/>Publish<text:tab/>4</text:a></text:p>
        </text:index-body>
      </text:table-of-content>
      <text:p text:style-name="Text_20_body"/>
      <text:h text:style-name="P34" text:outline-level="1"><text:bookmark-start text:name="__RefHeading___Toc3038_721078307"/><text:bookmark-start text:name="introduction"/>Introduction<text:bookmark-end text:name="__RefHeading___Toc3038_721078307"/><text:bookmark-end text:name="introduction"/></text:h>
      <text:p text:style-name="Text_20_body">This is the Publisher's guide for wireguard-kit</text:p>
      <text:p text:style-name="P6">It has procedures for</text:p>
      <text:list xml:id="list3910623114" text:style-name="L1">
        <text:list-item>
          <text:p text:style-name="P53">Publishing a new wireguard-kit release using using repository <text:a xlink:type="simple" xlink:href="https://github.com/CharlesMAtkinson/wireguard-kit" text:style-name="Internet_20_link" text:visited-style-name="Visited_20_Internet_20_Link"><text:span text:style-name="Definition">https://github.com/CharlesMAtkinson/wireguard-kit</text:span></text:a></text:p>
        </text:list-item>
      </text:list>
      <text:h text:style-name="P35" text:outline-level="2"><text:bookmark-start text:name="__RefHeading___Toc3040_721078307"/><text:bookmark-start text:name="related-documents"/>Related documents<text:bookmark-end text:name="__RefHeading___Toc3040_721078307"/><text:bookmark-end text:name="related-documents"/></text:h>
      <text:list xml:id="list3318184537" text:style-name="L2">
        <text:list-item>
          <text:p text:style-name="P48"><text:a xlink:type="simple" xlink:href="https://docs.github.com/en/repositories/releasing-projects-on-github/about-releases" text:style-name="Internet_20_link" text:visited-style-name="Visited_20_Internet_20_Link"><text:span text:style-name="Definition">https://docs.github.com/en/repositories/releasing-projects-on-github/about-releases</text:span></text:a></text:p>
        </text:list-item>
        <text:list-item>
          <text:p text:style-name="P48"><text:a xlink:type="simple" xlink:href="https://docs.github.com/en/repositories/releasing-projects-on-github/managing-releases-in-a-repository" text:style-name="Internet_20_link" text:visited-style-name="Visited_20_Internet_20_Link"><text:span text:style-name="Definition">https://docs.github.com/en/repositories/releasing-projects-on-github/managing-releases-in-a-repository</text:span></text:a></text:p>
        </text:list-item>
      </text:list>
      <text:h text:style-name="P32" text:outline-level="1"><text:bookmark-start text:name="__RefHeading___Toc3042_721078307"/><text:bookmark-start text:name="general-git-repository-setup"/>git repository setup<text:bookmark-end text:name="__RefHeading___Toc3042_721078307"/><text:bookmark-end text:name="general-git-repository-setup"/></text:h>
      <text:h text:style-name="P35" text:outline-level="2"><text:bookmark-start text:name="__RefHeading___Toc3044_721078307"/><text:bookmark-start text:name="exclude"/>exclude<text:bookmark-end text:name="__RefHeading___Toc3044_721078307"/><text:bookmark-end text:name="exclude"/></text:h>
      <text:p text:style-name="P9"><text:span text:style-name="T3">Ensure</text:span><text:span text:style-name="T12"> </text:span>.<text:span text:style-name="T11">git/info/exclude </text:span><text:span text:style-name="T22">exists (it need not have any effective lines)</text:span></text:p>
      <text:p text:style-name="P10">Example showing common editor backup <text:span text:style-name="T1">file name</text:span> and LibreOffice lock file name patterns</text:p>
      <text:p text:style-name="P25"># Lines that start with '#' are comments.</text:p>
      <text:p text:style-name="P25"/>
      <text:p text:style-name="P25">*~</text:p>
      <text:p text:style-name="P25">*.backup</text:p>
      <text:p text:style-name="P25">*.swp</text:p>
      <text:p text:style-name="P25">.~lock.*#</text:p>
      <text:h text:style-name="P35" text:outline-level="2"><text:bookmark-start text:name="__RefHeading___Toc3046_721078307"/><text:bookmark-start text:name="hook-scripts"/>hook scripts<text:bookmark-end text:name="__RefHeading___Toc3046_721078307"/><text:bookmark-end text:name="hook-scripts"/></text:h>
      <text:p text:style-name="P22">Copy from tools/git-store-meta/hooks-for-wireguard-kit to .git/hooks</text:p>
      <text:h text:style-name="P32" text:outline-level="1"><text:bookmark-start text:name="__RefHeading___Toc3048_721078307"/><text:bookmark-start text:name="a-new-wireguard-kit-version"/>A new wireguard-kit version<text:bookmark-end text:name="__RefHeading___Toc3048_721078307"/><text:bookmark-end text:name="a-new-wireguard-kit-version"/></text:h>
      <text:h text:style-name="P35" text:outline-level="2"><text:bookmark-start text:name="__RefHeading___Toc3050_721078307"/><text:bookmark-start text:name="update-the-version-number-file"/>Update the version number file<text:bookmark-end text:name="__RefHeading___Toc3050_721078307"/><text:bookmark-end text:name="update-the-version-number-file"/></text:h>
      <text:p text:style-name="P52">In <text:span text:style-name="T13">the root of </text:span>a local repository for <text:a xlink:type="simple" xlink:href="https://github.com/CharlesMAtkinson/wireguard-kit" text:style-name="Internet_20_link" text:visited-style-name="Visited_20_Internet_20_Link"><text:span text:style-name="Definition">https://github.com/CharlesMAtkinson/wireguard-kit</text:span></text:a> <text:span text:style-name="T8">c</text:span>hange the content of the version file to the new version</text:p>
      <text:h text:style-name="P35" text:outline-level="2"><text:bookmark-start text:name="__RefHeading___Toc3052_721078307"/><text:bookmark-start text:name="update-documentation"/>Update documentation<text:bookmark-end text:name="__RefHeading___Toc3052_721078307"/><text:bookmark-end text:name="update-documentation"/></text:h>
      <text:h text:style-name="P38" text:outline-level="3"><text:bookmark-start text:name="__RefHeading___Toc3054_721078307"/><text:bookmark-start text:name="update-usrsharedocwireguard-kitauthors-bugs"/>Update <text:span text:style-name="T17">source/</text:span>usr/share/doc/wireguard-kit/AUTHORS, BUGS<text:bookmark-end text:name="__RefHeading___Toc3054_721078307"/><text:bookmark-end text:name="update-usrsharedocwireguard-kitauthors-bugs"/></text:h>
      <text:p text:style-name="P22">Review and update as required.</text:p>
      <text:h text:style-name="P39" text:outline-level="3"><text:bookmark-start text:name="__RefHeading___Toc3056_721078307"/><text:bookmark-start text:name="update-usrsharedocwireguard-kitnews"/>Update <text:span text:style-name="T17">source/</text:span>usr/share/doc/wireguard-kit/NEWS<text:bookmark-end text:name="__RefHeading___Toc3056_721078307"/><text:bookmark-end text:name="update-usrsharedocwireguard-kitnews"/></text:h>
      <text:p text:style-name="Text_20_body">Create new release section at the top of the file.</text:p>
      <text:p text:style-name="Text_20_body">Add details of bug fixes and new features, taken from <text:a xlink:type="simple" xlink:href="https://github.com/CharlesMAtkinson/wireguard-kit/issues" text:style-name="Internet_20_link" text:visited-style-name="Visited_20_Internet_20_Link"><text:span text:style-name="Definition">https://github.com/CharlesMAtkinson/wireguard-kit/issues</text:span></text:a></text:p>
      <text:p text:style-name="Text_20_body">If required, add migration notes</text:p>
      <text:h text:style-name="P39" text:outline-level="3"><text:bookmark-start text:name="update-usrsharedocwireguard-kitnews1"/><text:bookmark-start text:name="__RefHeading___Toc6796_721078307"/><text:soft-page-break/>Update <text:span text:style-name="T10">README.md</text:span><text:bookmark-end text:name="__RefHeading___Toc6796_721078307"/></text:h>
      <text:p text:style-name="P7"><text:span text:style-name="T2">And copy it to </text:span>source/usr/share/doc/wireguard-kit/README.md<text:bookmark-end text:name="update-usrsharedocwireguard-kitnews1"/></text:p>
      <text:h text:style-name="P40" text:outline-level="3"><text:bookmark-start text:name="__RefHeading___Toc3060_721078307"/><text:bookmark-start text:name="update-the-user-guide"/>Update the user guide<text:bookmark-end text:name="__RefHeading___Toc3060_721078307"/><text:bookmark-end text:name="update-the-user-guide"/></text:h>
      <text:p text:style-name="P22">Edit "<text:span text:style-name="T17">source/</text:span>usr/share/doc/wireguard-kit/wireguard-kit user guide.odt":</text:p>
      <text:list xml:id="list3717226833" text:style-name="L3">
        <text:list-item>
          <text:p text:style-name="P54">Update "Supported environments" as required</text:p>
        </text:list-item>
        <text:list-item>
          <text:p text:style-name="P54">Table of Contents</text:p>
        </text:list-item>
      </text:list>
      <text:h text:style-name="P38" text:outline-level="3"><text:bookmark-start text:name="__RefHeading___Toc3062_721078307"/><text:bookmark-start text:name="update-man-page-timestamps"/>Update man page timestamps<text:bookmark-end text:name="__RefHeading___Toc3062_721078307"/><text:bookmark-end text:name="update-man-page-timestamps"/></text:h>
      <text:p text:style-name="P23">if [[ -d <text:span text:style-name="T17">source/</text:span>etc ]]; then</text:p>
      <text:p text:style-name="P23"><text:s text:c="4"/>date=$(date '+%-d %b %Y')</text:p>
      <text:p text:style-name="P23"><text:s text:c="4"/>version=$(<text:span text:style-name="T15">&lt;</text:span> version)</text:p>
      <text:p text:style-name="P23"><text:s text:c="4"/>for section in 5 8</text:p>
      <text:p text:style-name="P23"><text:s text:c="4"/>do</text:p>
      <text:p text:style-name="P23"><text:s text:c="8"/>line_match='<text:span text:style-name="T20">^</text:span>.TH [^ ]+ '$section' "[^"]+" "Auroville" "Version '</text:p>
      <text:p text:style-name="P23"><text:s text:c="8"/>subs_match='(.TH [^ ]+ '$section' ")'</text:p>
      <text:p text:style-name="P23"><text:s text:c="8"/>subs_match+='[^"]+'</text:p>
      <text:p text:style-name="P23"><text:s text:c="8"/>subs_match+='(" "Auroville" "Version )' </text:p>
      <text:p text:style-name="P23"><text:s text:c="8"/>subs_match+='[^"]+'</text:p>
      <text:p text:style-name="P23"><text:s text:c="8"/>subs_match+='(.*$)'</text:p>
      <text:p text:style-name="P23"><text:s text:c="8"/>subs_repl="<text:span text:style-name="T21">\</text:span>1$date<text:span text:style-name="T21">\</text:span>2$version<text:span text:style-name="T21">\</text:span>3" </text:p>
      <text:p text:style-name="P23"><text:s text:c="8"/>for f in <text:span text:style-name="T17">source/</text:span>usr/share/man/man$section/*.$section</text:p>
      <text:p text:style-name="P23"><text:s text:c="8"/>do</text:p>
      <text:p text:style-name="P23"><text:s text:c="12"/>echo === $f ===</text:p>
      <text:p text:style-name="P23"><text:s text:c="12"/>sed -<text:span text:style-name="T20">E</text:span>i <text:span text:style-name="T19">\</text:span></text:p>
      <text:p text:style-name="P23"><text:s text:c="16"/>"/$line_match/s/$subs_match/$subs_repl/" <text:span text:style-name="T19">\</text:span></text:p>
      <text:p text:style-name="P23"><text:s text:c="16"/>"$f"</text:p>
      <text:p text:style-name="P24"><text:s text:c="8"/>done</text:p>
      <text:p text:style-name="P23"><text:s text:c="4"/>done</text:p>
      <text:p text:style-name="P23">else</text:p>
      <text:p text:style-name="P23"><text:s text:c="8"/>echo 'ERROR" must be run in the <text:span text:style-name="T16">root of the git tree</text:span>' &gt;&amp;2</text:p>
      <text:p text:style-name="P23">fi</text:p>
      <text:h text:style-name="P35" text:outline-level="2"><text:bookmark-start text:name="__RefHeading___Toc3064_721078307"/><text:bookmark-start text:name="set-permissions"/>Set permissions<text:bookmark-end text:name="__RefHeading___Toc3064_721078307"/><text:bookmark-end text:name="set-permissions"/></text:h>
      <text:p text:style-name="P6"><text:span text:style-name="Source_5f_Text">tools/set_perms.sh</text:span></text:p>
      <text:h text:style-name="P36" text:outline-level="2"><text:bookmark-start text:name="__RefHeading___Toc728_3065398053"/><text:bookmark-start text:name="create-the-tarballs"/>Create the tarballs<text:bookmark-end text:name="__RefHeading___Toc728_3065398053"/><text:bookmark-end text:name="create-the-tarballs"/></text:h>
      <text:p text:style-name="P11"><text:span text:style-name="T23">If the git exclude file does not have a line for LibreOffice lock files as shown in </text:span><text:span text:style-name="T23"><text:bookmark-ref text:reference-format="number" text:ref-name="__RefHeading___Toc3044_721078307">2.1</text:bookmark-ref></text:span><text:span text:style-name="T23"><text:s/></text:span><text:span text:style-name="T23"><text:bookmark-ref text:reference-format="text" text:ref-name="__RefHeading___Toc3044_721078307">exclude</text:bookmark-ref></text:span><text:span text:style-name="T23"><text:s/></text:span><text:span text:style-name="T23"><text:bookmark-ref text:reference-format="direction" text:ref-name="__RefHeading___Toc3044_721078307">above</text:bookmark-ref></text:span><text:span text:style-name="T23">, ensure none of the source .odt files are open then, in the root of the wireguard-kit repo, run</text:span></text:p>
      <text:p text:style-name="P8"><text:span text:style-name="Source_5f_Text">tools/create_tarballs.sh</text:span></text:p>
      <text:p text:style-name="P8">The tarballs are created in the parent directory</text:p>
      <text:h text:style-name="P36" text:outline-level="2"><text:bookmark-start text:name="__RefHeading___Toc3066_721078307"/><text:bookmark-start text:name="commit-tag-and-push"/>Commit, tag and push<text:bookmark-end text:name="__RefHeading___Toc3066_721078307"/><text:bookmark-end text:name="commit-tag-and-push"/></text:h>
      <text:p text:style-name="P23">if [[ -d <text:span text:style-name="T18">source/</text:span>etc ]]; then</text:p>
      <text:p text:style-name="P23"><text:s text:c="4"/>version=$(&lt; version)</text:p>
      <text:p text:style-name="P23"><text:s text:c="4"/>git add --all</text:p>
      <text:p text:style-name="P23"><text:s text:c="4"/>git commit --all --message "Version $version" \</text:p>
      <text:p text:style-name="P23"><text:s text:c="8"/>&amp;&amp; git tag --annotate --message "Version $version" $version \</text:p>
      <text:p text:style-name="P23"><text:s text:c="8"/>&amp;&amp; git push origin \</text:p>
      <text:p text:style-name="P23"><text:s text:c="8"/>&amp;&amp; git push origin --tags</text:p>
      <text:p text:style-name="P23"><text:s text:c="4"/>else</text:p>
      <text:p text:style-name="P23"><text:s text:c="8"/>echo 'ERROR: must be run in the root of the git tree' &gt;&amp;2</text:p>
      <text:p text:style-name="P23">fi</text:p>
      <text:h text:style-name="P35" text:outline-level="2"><text:bookmark-start text:name="__RefHeading___Toc3070_721078307"/><text:bookmark-start text:name="release-on-github"/><text:soft-page-break/>Release on github<text:bookmark-end text:name="__RefHeading___Toc3070_721078307"/><text:bookmark-end text:name="release-on-github"/></text:h>
      <text:p text:style-name="P22">Example</text:p>
      <text:p text:style-name="P6"><text:a xlink:type="simple" xlink:href="https://github.com/CharlesMAtkinson/wireguard-kit/releases" text:style-name="Internet_20_link" text:visited-style-name="Visited_20_Internet_20_Link"><text:span text:style-name="Definition">https://github.com/CharlesMAtkinson/wireguard-kit/releases</text:span></text:a> &gt; ensure signed in &gt; Draft a new release</text:p>
      <text:list xml:id="list2230390196" text:style-name="L4">
        <text:list-item>
          <text:p text:style-name="P55">Choose a tag &gt; <text:span text:style-name="T4">1.0.</text:span><text:span text:style-name="T9">1</text:span></text:p>
        </text:list-item>
        <text:list-item>
          <text:p text:style-name="P56">Title: Version <text:span text:style-name="T4">1.0.</text:span><text:span text:style-name="T9">1</text:span></text:p>
        </text:list-item>
        <text:list-item>
          <text:p text:style-name="P55">Populate the free text area to match source/usr/share/doc/wireguard-kit/NEWS. <text:s/><text:span text:style-name="T24">E</text:span>xample</text:p>
        </text:list-item>
      </text:list>
      <text:p text:style-name="P41">Version 1.0.<text:span text:style-name="T9">1</text:span> <text:s/><text:span text:style-name="T9">24</text:span> Dec 2022</text:p>
      <text:p text:style-name="P41"/>
      <text:p text:style-name="P41">* Added section "A new .deb version" to the "wireguard-kit publisher guide"</text:p>
      <text:p text:style-name="P41">* Added /usr/lib/systemd/system-preset/wireguard-kit.preset to set ""vendor preset: disabled"</text:p>
      <text:p text:style-name="P41">* Documentation fixes and clarifications</text:p>
      <text:p text:style-name="P41"/>
      <text:p text:style-name="P12">Attach the two tarballs generated in <text:bookmark-ref text:reference-format="number" text:ref-name="__RefHeading___Toc728_3065398053">3.4</text:bookmark-ref><text:s/><text:bookmark-ref text:reference-format="text" text:ref-name="__RefHeading___Toc728_3065398053">Create the tarballs</text:bookmark-ref><text:s/><text:bookmark-ref text:reference-format="direction" text:ref-name="__RefHeading___Toc728_3065398053">above</text:bookmark-ref></text:p>
      <text:h text:style-name="P33" text:outline-level="1"><text:bookmark-start text:name="__RefHeading___Toc4102_3965639264"/><text:span text:style-name="T25">A new</text:span> .deb <text:span text:style-name="T25">version</text:span><text:bookmark-end text:name="__RefHeading___Toc4102_3965639264"/></text:h>
      <text:h text:style-name="P37" text:outline-level="2"><text:bookmark-start text:name="__RefHeading___Toc950_3836667665"/><text:span text:style-name="T26">Initialisation: p</text:span>repar<text:span text:style-name="T26">e</text:span> <text:span text:style-name="T27">to run</text:span> debsign<text:bookmark-end text:name="__RefHeading___Toc950_3836667665"/></text:h>
      <text:p text:style-name="P14">Needs to be done once <text:span text:style-name="T28">for each user </text:span><text:span text:style-name="T66">and email address </text:span><text:span text:style-name="T67">combination</text:span>.</text:p>
      <text:p text:style-name="P14">Example <text:span text:style-name="T29">using gpg agent. <text:s/>Assumes gpg agent is already running and will be running when tools/build_deb.sh (which runs debsign) is run</text:span></text:p>
      <text:list xml:id="list693511349" text:style-name="L5">
        <text:list-item>
          <text:p text:style-name="P42">Ensure ~/.gnupg/gpg-agent.conf includes an allow-preset-passphrase line </text:p>
        </text:list-item>
        <text:list-item>
          <text:p text:style-name="P42">If ~/.gnupg/gpg-agent.conf was changed, effect the change</text:p>
        </text:list-item>
      </text:list>
      <text:p text:style-name="P28">c@CW10:~$ <text:span text:style-name="T30">gpg-connect-agent reloadagent /bye</text:span></text:p>
      <text:p text:style-name="P28">OK</text:p>
      <text:list xml:id="list152901403757377" text:continue-numbering="true" text:style-name="L5">
        <text:list-item>
          <text:p text:style-name="P42">Preset the passphrase</text:p>
        </text:list-item>
      </text:list>
      <text:p text:style-name="P28">c@CW10:~$ <text:span text:style-name="T30">echo &lt;</text:span><text:span text:style-name="T64">passphrase</text:span><text:span text:style-name="T30">&gt; | /usr/lib/gnupg/gpg-preset-passphrase --preset 956D97242C72E4A29BF6D3DF19EBC2343246AD16</text:span></text:p>
      <text:p text:style-name="P28">OK </text:p>
      <text:h text:style-name="P37" text:outline-level="2"><text:bookmark-start text:name="__RefHeading___Toc952_3836667665"/><text:span text:style-name="T42">Prepare</text:span> the <text:span text:style-name="T43">source build tree (includes commit and tag)</text:span><text:bookmark-end text:name="__RefHeading___Toc952_3836667665"/></text:h>
      <text:p text:style-name="P15">In <text:span text:style-name="T44">a local repository for </text:span><text:a xlink:type="simple" xlink:href="https://github.com/CharlesMAtkinson/wireguard-kit_debian_packaging" text:style-name="Internet_20_link" text:visited-style-name="Visited_20_Internet_20_Link"><text:span text:style-name="T44">https://github.com/CharlesMAtkinson/wireguard-kit_debian_packaging</text:span></text:a>, <text:span text:style-name="T45">in the </text:span><text:span text:style-name="T7">root</text:span><text:span text:style-name="T45"> directory</text:span> ...</text:p>
      <text:list xml:id="list160442423" text:style-name="L6">
        <text:list-item>
          <text:p text:style-name="P50">Update debian/changelog</text:p>
        </text:list-item>
        <text:list-item>
          <text:p text:style-name="P51"><text:span text:style-name="T46">Ensure </text:span>debian/source/include-binaries <text:span text:style-name="T46">is current</text:span>. <text:s/><text:span text:style-name="T46">It only needs changing when the .odt file paths have changed</text:span></text:p>
        </text:list-item>
        <text:list-item>
          <text:p text:style-name="P49"><text:span text:style-name="T69">Copy the the </text:span><text:span text:style-name="T47">upstream source tarball</text:span><text:span text:style-name="T69"> </text:span><text:span text:style-name="T42">and run the update script. <text:s/></text:span>Example <text:span text:style-name="T68">commands (a</text:span>ssumes the <text:span text:style-name="T47">upstream source tarball is in the parent </text:span>directory<text:span text:style-name="T68">)</text:span></text:p>
        </text:list-item>
      </text:list>
      <text:p text:style-name="P28"><text:span text:style-name="T63">software</text:span><text:span text:style-name="T31">_</text:span><text:span text:style-name="T32">version=</text:span><text:span text:style-name="T49">1.0.</text:span><text:span text:style-name="T50">1</text:span><text:span text:style-name="T48">;</text:span><text:span text:style-name="T33"> </text:span><text:span text:style-name="T31">package_version=</text:span><text:span text:style-name="T52">2</text:span><text:span text:style-name="T31"> </text:span></text:p>
      <text:p text:style-name="P29">cp -p ../wireguard-kit_<text:span text:style-name="T53">$</text:span><text:span text:style-name="T65">software</text:span><text:span text:style-name="T53">_version</text:span>.source.tgz source/wireguard-kit_<text:span text:style-name="T42">$software_version</text:span>.orig.tar.<text:span text:style-name="T54">g</text:span>z <text:span text:style-name="T55">\</text:span></text:p>
      <text:p text:style-name="P30"><text:s text:c="4"/><text:span text:style-name="T55">&amp;&amp; </text:span>git add source/wireguard-kit_<text:span text:style-name="T42">$software_version</text:span>.orig.tar.<text:span text:style-name="T54">g</text:span>z <text:span text:style-name="T55">\</text:span></text:p>
      <text:p text:style-name="P28"><text:span text:style-name="T34"><text:s text:c="4"/></text:span><text:span text:style-name="T35">&amp;&amp; </text:span><text:span text:style-name="T30">tools/update_build_tree.sh -</text:span><text:span text:style-name="T33">v </text:span><text:span text:style-name="T31">$software_</text:span><text:span text:style-name="T32">version-</text:span><text:span text:style-name="T31">$package_version</text:span><text:span text:style-name="T56"> </text:span></text:p>
      <text:h text:style-name="P37" text:outline-level="2"><text:bookmark-start text:name="__RefHeading___Toc13056_1125684704"/><text:span text:style-name="T43">Create the </text:span>.deb etc.<text:bookmark-end text:name="__RefHeading___Toc13056_1125684704"/></text:h>
      <text:p text:style-name="P18"><text:span text:style-name="T57">I</text:span>n the root of the <text:span text:style-name="T57">wireguard-kit_</text:span>debian_packaging repository</text:p>
      <text:p text:style-name="P27"><text:span text:style-name="T63">software</text:span><text:span text:style-name="T31">_</text:span><text:span text:style-name="T32">version=</text:span><text:span text:style-name="T49">1.0.</text:span><text:span text:style-name="T50">1</text:span><text:span text:style-name="T48">;</text:span><text:span text:style-name="T33"> </text:span><text:span text:style-name="T31">package_version=</text:span><text:span text:style-name="T51">1</text:span><text:span text:style-name="T31"> </text:span></text:p>
      <text:p text:style-name="P27"><text:soft-page-break/><text:span text:style-name="T30">tools/</text:span><text:span text:style-name="T36">build_deb</text:span><text:span text:style-name="T30">.sh -</text:span><text:span text:style-name="T33">v </text:span><text:span text:style-name="T31">$software_</text:span><text:span text:style-name="T32">version-</text:span><text:span text:style-name="T31">$package_version</text:span><text:span text:style-name="T56"> </text:span></text:p>
      <text:h text:style-name="P37" text:outline-level="2"><text:bookmark-start text:name="__RefHeading___Toc954_3836667665"/><text:span text:style-name="T58">P</text:span>ush<text:bookmark-end text:name="__RefHeading___Toc954_3836667665"/></text:h>
      <text:p text:style-name="P27"><text:span text:style-name="T63">software</text:span><text:span text:style-name="T31">_</text:span><text:span text:style-name="T32">version=</text:span><text:span text:style-name="T49">1.0.</text:span><text:span text:style-name="T50">1</text:span><text:span text:style-name="T48">;</text:span><text:span text:style-name="T33"> </text:span><text:span text:style-name="T31">package_version=</text:span><text:span text:style-name="T51">1</text:span><text:span text:style-name="T31"> </text:span></text:p>
      <text:p text:style-name="P27"><text:span text:style-name="T37">full_version=</text:span><text:span text:style-name="T38">$software</text:span><text:span text:style-name="T31">_</text:span><text:span text:style-name="T32">version-</text:span><text:span text:style-name="T31">$package_version</text:span></text:p>
      <text:p text:style-name="P26"><text:span text:style-name="T30">git </text:span><text:span text:style-name="T38">push </text:span><text:span text:style-name="T39">\</text:span></text:p>
      <text:p text:style-name="P26"><text:span text:style-name="T38"><text:s text:c="4"/></text:span><text:span text:style-name="T39">&amp;&amp; </text:span><text:span text:style-name="T30">git </text:span><text:span text:style-name="T38">push </text:span><text:span text:style-name="T40">origin</text:span><text:span text:style-name="T41"> </text:span><text:span text:style-name="T38">"$</text:span><text:span text:style-name="T37">full_version</text:span><text:span text:style-name="T38">"</text:span> </text:p>
      <text:h text:style-name="Heading_20_2" text:outline-level="2"><text:bookmark-start text:name="__RefHeading___Toc1510_2139616352"/>Test<text:bookmark-end text:name="__RefHeading___Toc1510_2139616352"/></text:h>
      <text:p text:style-name="P16">Test the new .deb</text:p>
      <text:h text:style-name="Heading_20_2" text:outline-level="2"><text:bookmark-start text:name="__RefHeading___Toc993_367263031"/>Publish<text:bookmark-end text:name="__RefHeading___Toc993_367263031"/></text:h>
      <text:p text:style-name="P17">Example</text:p>
      <text:list xml:id="list477782105" text:style-name="L7">
        <text:list-item>
          <text:p text:style-name="P43"><text:a xlink:type="simple" xlink:href="https://github.com/CharlesMAtkinson/bung/releases" text:style-name="Internet_20_link" text:visited-style-name="Visited_20_Internet_20_Link">https://github.com/CharlesMAtkinson/wireguard-kit/releases</text:a> &gt; <text:span text:style-name="T59">ensure </text:span>sign<text:span text:style-name="T59">ed</text:span> in &gt; <text:span text:style-name="T60">Draft</text:span> a new release</text:p>
        </text:list-item>
        <text:list-item>
          <text:p text:style-name="P43">Choose a tag &gt; <text:span text:style-name="T49">1v0.0</text:span> </text:p>
        </text:list-item>
        <text:list-item>
          <text:p text:style-name="P43">Title: Version <text:span text:style-name="T49">1v0.0</text:span> </text:p>
        </text:list-item>
        <text:list-item>
          <text:p text:style-name="P44"><text:span text:style-name="T61">If this is </text:span><text:span text:style-name="T62">package version 1, leave the </text:span>free text area <text:span text:style-name="T62">empty</text:span></text:p>
        </text:list-item>
        <text:list-item>
          <text:p text:style-name="P44"><text:span text:style-name="T62">Else (this is package version &gt; 1), in the free text area, </text:span><text:span text:style-name="T61">descri</text:span><text:span text:style-name="T5">be</text:span><text:span text:style-name="T61"> how this package version differs from the </text:span><text:span text:style-name="T6">previous one</text:span> </text:p>
        </text:list-item>
        <text:list-item>
          <text:p text:style-name="P45">Drag files to binary target (the order is not important because files are finally listed sorted by name). <text:s/><text:span text:style-name="T61">Example</text:span>:</text:p>
          <text:list>
            <text:list-item>
              <text:p text:style-name="P45">wireguard-kit_1v0.0-1.debian.tar.xz</text:p>
            </text:list-item>
            <text:list-item>
              <text:p text:style-name="P45">wireguard-kit_1v0.0-1_all.deb</text:p>
            </text:list-item>
            <text:list-item>
              <text:p text:style-name="P45">wireguard-kit_1v0.0-1.dsc</text:p>
            </text:list-item>
            <text:list-item>
              <text:p text:style-name="P45">wireguard-kit_1v0.0-1_amd64.build</text:p>
            </text:list-item>
            <text:list-item>
              <text:p text:style-name="P45">wireguard-kit_1v0.0-1_amd64.changes</text:p>
            </text:list-item>
            <text:list-item>
              <text:p text:style-name="P45">wireguard-kit_1v0.0-1_amd64.buildinfo</text:p>
            </text:list-item>
          </text:list>
        </text:list-item>
        <text:list-item>
          <text:p text:style-name="P45">Note: "Source code (zip)" and "Source code (tar.gz)" cannot be removed using the web UI</text:p>
        </text:list-item>
        <text:list-item>
          <text:p text:style-name="P46">Click "Publish release"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Source_5f_Text" style:display-name="Source_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1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1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1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1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1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1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4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wireguard-kit publisher guide</dc:title>
    <meta:creation-date>2008-04-02T16:51:03</meta:creation-date>
    <dc:date>2022-12-24T15:29:00.397165620</dc:date>
    <meta:editing-cycles>703</meta:editing-cycles>
    <meta:editing-duration>P10DT22H11M13S</meta:editing-duration>
    <meta:document-statistic meta:table-count="0" meta:image-count="0" meta:object-count="0" meta:page-count="8" meta:paragraph-count="162" meta:word-count="885" meta:character-count="6782" meta:non-whitespace-character-count="5779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